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><text:s text:c="70"/>Lab 2 exercise</text:p>
      <text:p text:style-name="Standard">1.Invoice item</text:p>
      <text:p text:style-name="Standard">package labex2;</text:p>
      <text:p text:style-name="Standard"/>
      <text:p text:style-name="Standard">import java.util.Scanner;</text:p>
      <text:p text:style-name="Standard"/>
      <text:p text:style-name="Standard">/**</text:p>
      <text:p text:style-name="Standard"><text:s/>*</text:p>
      <text:p text:style-name="Standard"><text:s/>* @author Desktop Pc</text:p>
      <text:p text:style-name="Standard"><text:s/>*/</text:p>
      <text:p text:style-name="Standard">public class invoice {</text:p>
      <text:p text:style-name="Standard"/>
      <text:p text:style-name="Standard"><text:s text:c="4"/>public static void main(String[] args) {</text:p>
      <text:p text:style-name="Standard"><text:s text:c="8"/>Scanner obj = new Scanner(System.in);</text:p>
      <text:p text:style-name="Standard"><text:s text:c="8"/>invoiceprogram1 a1 = new invoiceprogram1("One", "Grade1", 100, 780);</text:p>
      <text:p text:style-name="Standard"><text:s text:c="8"/>System.out.println(a1.getid());</text:p>
      <text:p text:style-name="Standard"><text:s text:c="8"/>System.out.println(a1.getdesc());</text:p>
      <text:p text:style-name="Standard"><text:s text:c="8"/>System.out.println(a1.getqty());</text:p>
      <text:p text:style-name="Standard"><text:s text:c="8"/>a1.setqty(90);</text:p>
      <text:p text:style-name="Standard"><text:s text:c="8"/>System.out.println(a1.getunitprice());</text:p>
      <text:p text:style-name="Standard"><text:s text:c="8"/>a1.setunitprice(1670);</text:p>
      <text:p text:style-name="Standard"><text:s text:c="8"/>System.out.println(a1.gettotal());</text:p>
      <text:p text:style-name="Standard"><text:s text:c="8"/>System.out.println(a1);</text:p>
      <text:p text:style-name="Standard"/>
      <text:p text:style-name="Standard"><text:s text:c="8"/>invoiceprogram1 a2 = new invoiceprogram1("Two", "Grade2", 30, 850);</text:p>
      <text:p text:style-name="Standard"><text:s text:c="8"/>System.out.println(a2.getid());</text:p>
      <text:p text:style-name="Standard"><text:s text:c="8"/>System.out.println(a2.getdesc());</text:p>
      <text:p text:style-name="Standard"><text:s text:c="8"/>System.out.println(a2.getqty());</text:p>
      <text:p text:style-name="Standard"><text:soft-page-break/><text:s text:c="8"/>a1.setqty(880);</text:p>
      <text:p text:style-name="Standard"><text:s text:c="8"/>System.out.println(a2.getunitprice());</text:p>
      <text:p text:style-name="Standard"><text:s text:c="8"/>a1.setunitprice(30);</text:p>
      <text:p text:style-name="Standard"><text:s text:c="8"/>System.out.println(a2.gettotal());</text:p>
      <text:p text:style-name="Standard"><text:s text:c="8"/>System.out.println(a2);</text:p>
      <text:p text:style-name="Standard"><text:s text:c="4"/>}</text:p>
      <text:p text:style-name="Standard"/>
      <text:p text:style-name="Standard">}</text:p>
      <text:p text:style-name="Standard"/>
      <text:p text:style-name="Standard">class invoiceprogram1 {</text:p>
      <text:p text:style-name="Standard"/>
      <text:p text:style-name="Standard"><text:s text:c="4"/>String id;</text:p>
      <text:p text:style-name="Standard"><text:s text:c="4"/>String desc;</text:p>
      <text:p text:style-name="Standard"><text:s text:c="4"/>int qty;</text:p>
      <text:p text:style-name="Standard"><text:s text:c="4"/>double unitprice;</text:p>
      <text:p text:style-name="Standard"/>
      <text:p text:style-name="Standard"><text:s text:c="4"/>invoiceprogram1(String a, String b, int c, double d) {</text:p>
      <text:p text:style-name="Standard"><text:s text:c="8"/>id = a;</text:p>
      <text:p text:style-name="Standard"><text:s text:c="8"/>desc = b;</text:p>
      <text:p text:style-name="Standard"><text:s text:c="8"/>qty = c;</text:p>
      <text:p text:style-name="Standard"><text:s text:c="8"/>unitprice = d;</text:p>
      <text:p text:style-name="Standard"><text:s text:c="4"/>}</text:p>
      <text:p text:style-name="Standard"/>
      <text:p text:style-name="Standard"><text:s text:c="4"/>String getid() {</text:p>
      <text:p text:style-name="Standard"><text:s text:c="8"/>return id;</text:p>
      <text:p text:style-name="Standard"><text:s text:c="4"/>}</text:p>
      <text:p text:style-name="Standard"/>
      <text:p text:style-name="Standard"><text:s text:c="4"/>String getdesc() {</text:p>
      <text:p text:style-name="Standard"><text:s text:c="8"/>return desc;</text:p>
      <text:p text:style-name="Standard"><text:soft-page-break/><text:s text:c="4"/>}</text:p>
      <text:p text:style-name="Standard"/>
      <text:p text:style-name="Standard"><text:s text:c="4"/>int getqty() {</text:p>
      <text:p text:style-name="Standard"><text:s text:c="8"/>return qty;</text:p>
      <text:p text:style-name="Standard"><text:s text:c="4"/>}</text:p>
      <text:p text:style-name="Standard"/>
      <text:p text:style-name="Standard"><text:s text:c="4"/>void setqty(int n1) {</text:p>
      <text:p text:style-name="Standard"><text:s text:c="8"/>qty = n1;</text:p>
      <text:p text:style-name="Standard"><text:s text:c="4"/>}</text:p>
      <text:p text:style-name="Standard"/>
      <text:p text:style-name="Standard"><text:s text:c="4"/>double getunitprice() {</text:p>
      <text:p text:style-name="Standard"><text:s text:c="8"/>return unitprice;</text:p>
      <text:p text:style-name="Standard"><text:s text:c="4"/>}</text:p>
      <text:p text:style-name="Standard"/>
      <text:p text:style-name="Standard"><text:s text:c="4"/>void setunitprice(double m1) {</text:p>
      <text:p text:style-name="Standard"><text:s text:c="8"/>unitprice = m1;</text:p>
      <text:p text:style-name="Standard"><text:s text:c="4"/>}</text:p>
      <text:p text:style-name="Standard"/>
      <text:p text:style-name="Standard"><text:s text:c="4"/>double gettotal() {</text:p>
      <text:p text:style-name="Standard"><text:s text:c="8"/>return unitprice * qty;</text:p>
      <text:p text:style-name="Standard"><text:s text:c="4"/>}</text:p>
      <text:p text:style-name="Standard"/>
      <text:p text:style-name="Standard"><text:s text:c="4"/>public String tostring() {</text:p>
      <text:p text:style-name="Standard"><text:s text:c="8"/>return "\nID" + id + "Desc" + desc + "Qty" + qty + "Unitprice" + unitprice;</text:p>
      <text:p text:style-name="Standard"><text:s text:c="4"/>}</text:p>
      <text:p text:style-name="Standard">}</text:p>
      <text:p text:style-name="Standard"/>
      <text:p text:style-name="Standard"/>
      <text:p text:style-name="Standard">2.Students grade </text:p>
      <text:p text:style-name="Standard"><text:soft-page-break/>package labex2;</text:p>
      <text:p text:style-name="Standard"/>
      <text:p text:style-name="Standard">import java.util.*;</text:p>
      <text:p text:style-name="Standard"/>
      <text:p text:style-name="Standard">class Student{</text:p>
      <text:p text:style-name="Standard"/>
      <text:p text:style-name="Standard"><text:s text:c="4"/></text:p>
      <text:p text:style-name="Standard"><text:s text:c="4"/>int a,b,c,d,e;</text:p>
      <text:p text:style-name="Standard"><text:s text:c="4"/>String <text:s/>Grade;</text:p>
      <text:p text:style-name="Standard"><text:s text:c="4"/>int gradepoints;</text:p>
      <text:p text:style-name="Standard"><text:s text:c="4"/>String lettergrade;</text:p>
      <text:p text:style-name="Standard"><text:s text:c="3"/></text:p>
      <text:p text:style-name="Standard"><text:s text:c="4"/>void getmarks()</text:p>
      <text:p text:style-name="Standard"><text:s text:c="4"/>{</text:p>
      <text:p text:style-name="Standard"><text:s text:c="5"/></text:p>
      <text:p text:style-name="Standard"><text:s text:c="7"/>Scanner obj=new Scanner(System.in);</text:p>
      <text:p text:style-name="Standard"><text:s text:c="6"/>System.out.println("Enter Mark of the subject 1");</text:p>
      <text:p text:style-name="Standard"><text:s text:c="7"/>a=obj.nextInt();</text:p>
      <text:p text:style-name="Standard"><text:s text:c="8"/>System.out.println("Enter Mark of the subject 2");</text:p>
      <text:p text:style-name="Standard"><text:s text:c="7"/>b=obj.nextInt();</text:p>
      <text:p text:style-name="Standard"><text:s text:c="8"/>System.out.println("Enter Mark of the subject 3");</text:p>
      <text:p text:style-name="Standard"><text:s text:c="7"/>c=obj.nextInt();</text:p>
      <text:p text:style-name="Standard"><text:s text:c="8"/>System.out.println("Enter Mark of the subject 4");</text:p>
      <text:p text:style-name="Standard"><text:s text:c="7"/>d=obj.nextInt();</text:p>
      <text:p text:style-name="Standard"><text:s text:c="9"/>System.out.println("Enter Mark of the subject 5");</text:p>
      <text:p text:style-name="Standard"><text:s text:c="8"/>e=obj.nextInt();</text:p>
      <text:p text:style-name="Standard"><text:s text:c="4"/>}</text:p>
      <text:p text:style-name="Standard"><text:s text:c="4"/>void caltotal()</text:p>
      <text:p text:style-name="Standard"><text:s text:c="4"/>{</text:p>
      <text:p text:style-name="Standard"><text:soft-page-break/><text:s text:c="6"/>double avg=((a+b+c+d+e)/5);</text:p>
      <text:p text:style-name="Standard"><text:s text:c="8"/>if((avg&lt;=100) &amp;&amp; (avg&gt;=91)){</text:p>
      <text:p text:style-name="Standard"><text:s text:c="15"/>Grade="Outstanding";</text:p>
      <text:p text:style-name="Standard"><text:s text:c="15"/>gradepoints=10;</text:p>
      <text:p text:style-name="Standard"><text:s text:c="16"/>lettergrade="O";</text:p>
      <text:p text:style-name="Standard"><text:s text:c="6"/>} <text:s text:c="8"/></text:p>
      <text:p text:style-name="Standard"/>
      <text:p text:style-name="Standard"><text:s text:c="5"/></text:p>
      <text:p text:style-name="Standard"><text:s text:c="7"/>else if((avg&lt;=90) &amp;&amp; (avg&gt;=81))</text:p>
      <text:p text:style-name="Standard"><text:s text:c="7"/>{</text:p>
      <text:p text:style-name="Standard"><text:s text:c="11"/>Grade="Excellent";</text:p>
      <text:p text:style-name="Standard"><text:s text:c="11"/>gradepoints=9;</text:p>
      <text:p text:style-name="Standard"><text:s text:c="11"/>lettergrade="A+";</text:p>
      <text:p text:style-name="Standard"><text:s text:c="7"/>} </text:p>
      <text:p text:style-name="Standard"><text:s text:c="7"/>else if(avg&lt;=80 &amp;&amp; avg&gt;=71)</text:p>
      <text:p text:style-name="Standard"><text:s text:c="7"/>{</text:p>
      <text:p text:style-name="Standard"><text:s text:c="12"/>Grade="VeryGood";</text:p>
      <text:p text:style-name="Standard"><text:s text:c="11"/>gradepoints=8;</text:p>
      <text:p text:style-name="Standard"><text:s text:c="11"/>lettergrade="A";</text:p>
      <text:p text:style-name="Standard"><text:s text:c="7"/>} <text:s/></text:p>
      <text:p text:style-name="Standard"><text:s text:c="7"/>else if(avg&lt;=70 &amp;&amp; avg&gt;=61)</text:p>
      <text:p text:style-name="Standard"><text:s text:c="7"/>{</text:p>
      <text:p text:style-name="Standard"><text:s text:c="12"/>Grade="Good";</text:p>
      <text:p text:style-name="Standard"><text:s text:c="11"/>gradepoints=7;</text:p>
      <text:p text:style-name="Standard"><text:s text:c="11"/>lettergrade="B+";</text:p>
      <text:p text:style-name="Standard"><text:s text:c="7"/>} <text:s/></text:p>
      <text:p text:style-name="Standard"><text:s text:c="7"/>else if((avg&lt;=60) &amp;&amp; (avg&gt;=51))</text:p>
      <text:p text:style-name="Standard"><text:s text:c="14"/>{ <text:s text:c="2"/></text:p>
      <text:p text:style-name="Standard"><text:s text:c="12"/>Grade="Average";</text:p>
      <text:p text:style-name="Standard"><text:soft-page-break/><text:s text:c="11"/>gradepoints=6;</text:p>
      <text:p text:style-name="Standard"><text:s text:c="11"/>lettergrade="B";</text:p>
      <text:p text:style-name="Standard"><text:s text:c="15"/>} <text:s/></text:p>
      <text:p text:style-name="Standard"><text:s text:c="7"/>else if(avg&lt;50)</text:p>
      <text:p text:style-name="Standard"><text:s text:c="15"/>{</text:p>
      <text:p text:style-name="Standard"><text:s text:c="15"/>gradepoints=0;</text:p>
      <text:p text:style-name="Standard"><text:s text:c="15"/>lettergrade="RA";</text:p>
      <text:p text:style-name="Standard"><text:s text:c="15"/>}</text:p>
      <text:p text:style-name="Standard"><text:s text:c="7"/></text:p>
      <text:p text:style-name="Standard"><text:s text:c="4"/>}</text:p>
      <text:p text:style-name="Standard"><text:s text:c="4"/>void displaygrade()</text:p>
      <text:p text:style-name="Standard"><text:s text:c="4"/>{</text:p>
      <text:p text:style-name="Standard"><text:s text:c="7"/></text:p>
      <text:p text:style-name="Standard"><text:s text:c="8"/></text:p>
      <text:p text:style-name="Standard"><text:s text:c="9"/>System.out.println("Total mark of the student:"+(a+b+c+d+e));</text:p>
      <text:p text:style-name="Standard"><text:s text:c="8"/>System.out.println("average mark of the student:"+(a+b+c+d+e)/5);</text:p>
      <text:p text:style-name="Standard"><text:s text:c="5"/></text:p>
      <text:p text:style-name="Standard"><text:s text:c="14"/>System.out.println("Grade:"+ Grade);</text:p>
      <text:p text:style-name="Standard"><text:s text:c="10"/>System.out.println("Grade points:"+gradepoints);</text:p>
      <text:p text:style-name="Standard"><text:s text:c="10"/>System.out.println("Letter Grade:"+lettergrade);</text:p>
      <text:p text:style-name="Standard"><text:s text:c="9"/></text:p>
      <text:p text:style-name="Standard"><text:s text:c="7"/></text:p>
      <text:p text:style-name="Standard"><text:s text:c="8"/></text:p>
      <text:p text:style-name="Standard"><text:s text:c="7"/></text:p>
      <text:p text:style-name="Standard"><text:s text:c="4"/>}</text:p>
      <text:p text:style-name="Standard"><text:s text:c="8"/></text:p>
      <text:p text:style-name="Standard">}</text:p>
      <text:p text:style-name="Standard">/*</text:p>
      <text:p text:style-name="Standard"><text:s/>*</text:p>
      <text:p text:style-name="Standard"><text:soft-page-break/><text:s/>* @author Desktop Pc</text:p>
      <text:p text:style-name="Standard"><text:s/>*/</text:p>
      <text:p text:style-name="Standard">public class gradeprgm {</text:p>
      <text:p text:style-name="Standard"><text:s text:c="4"/>public static void main(String[] args){</text:p>
      <text:p text:style-name="Standard"><text:s text:c="7"/></text:p>
      <text:p text:style-name="Standard"><text:s text:c="6"/>Student obj=new Student();</text:p>
      <text:p text:style-name="Standard"><text:s text:c="4"/></text:p>
      <text:p text:style-name="Standard"><text:s text:c="9"/>obj=new Student();</text:p>
      <text:p text:style-name="Standard"><text:s text:c="9"/>obj.getmarks();</text:p>
      <text:p text:style-name="Standard"><text:s text:c="9"/>obj.caltotal();</text:p>
      <text:p text:style-name="Standard"><text:s text:c="9"/>obj.displaygrade();</text:p>
      <text:p text:style-name="Standard"><text:s text:c="5"/>}</text:p>
      <text:p text:style-name="Standard"><text:s text:c="8"/></text:p>
      <text:p text:style-name="Standard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20-08-11T19:43:49.813000000</meta:creation-date>
    <dc:date>2020-08-11T19:44:17.412000000</dc:date>
    <meta:editing-duration>PT30S</meta:editing-duration>
    <meta:generator>Ultra_Office/6.2.3.2$Windows_x86 LibreOffice_project/</meta:generator>
    <meta:document-statistic meta:table-count="0" meta:image-count="0" meta:object-count="0" meta:page-count="7" meta:paragraph-count="165" meta:word-count="328" meta:character-count="3897" meta:non-whitespace-character-count="25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